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9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ce2"/>
        <table:table-row table:style-name="ro1">
          <table:table-cell office:value-type="string" calcext:value-type="string">
            <text:p>Água Rasa </text:p>
          </table:table-cell>
          <table:table-cell table:formula="of:=[.D1]/[.C1]" office:value-type="float" office:value="1.0417697569495" calcext:value-type="float">
            <text:p>1.0417697569</text:p>
          </table:table-cell>
          <table:table-cell office:value-type="float" office:value="82.452" calcext:value-type="float">
            <text:p>82.452</text:p>
          </table:table-cell>
          <table:table-cell office:value-type="float" office:value="85.896" calcext:value-type="float">
            <text:p>85.896</text:p>
          </table:table-cell>
        </table:table-row>
        <table:table-row table:style-name="ro2">
          <table:table-cell office:value-type="string" calcext:value-type="string">
            <text:p> Alto de Pinheiros </text:p>
          </table:table-cell>
          <table:table-cell table:formula="of:=[.D2]/[.C2]" office:value-type="float" office:value="1.07498851352985" calcext:value-type="float">
            <text:p>1.0749885135</text:p>
          </table:table-cell>
          <table:table-cell office:value-type="float" office:value="41.353" calcext:value-type="float">
            <text:p>41.353</text:p>
          </table:table-cell>
          <table:table-cell office:value-type="float" office:value="44.454" calcext:value-type="float">
            <text:p>44.454</text:p>
          </table:table-cell>
        </table:table-row>
        <table:table-row table:style-name="ro1">
          <table:table-cell office:value-type="string" calcext:value-type="string">
            <text:p> Anhanguera </text:p>
          </table:table-cell>
          <table:table-cell table:formula="of:=[.D3]/[.C3]" office:value-type="float" office:value="0.432332392020971" calcext:value-type="float">
            <text:p>0.432332392</text:p>
          </table:table-cell>
          <table:table-cell office:value-type="float" office:value="88.883" calcext:value-type="float">
            <text:p>88.883</text:p>
          </table:table-cell>
          <table:table-cell office:value-type="float" office:value="38.427" calcext:value-type="float">
            <text:p>38.427</text:p>
          </table:table-cell>
        </table:table-row>
        <table:table-row table:style-name="ro1">
          <table:table-cell office:value-type="string" calcext:value-type="string">
            <text:p> Aricanduva </text:p>
          </table:table-cell>
          <table:table-cell table:formula="of:=[.D4]/[.C4]" office:value-type="float" office:value="1.12023110459964" calcext:value-type="float">
            <text:p>1.1202311046</text:p>
          </table:table-cell>
          <table:table-cell office:value-type="float" office:value="84.637" calcext:value-type="float">
            <text:p>84.637</text:p>
          </table:table-cell>
          <table:table-cell office:value-type="float" office:value="94.813" calcext:value-type="float">
            <text:p>94.813</text:p>
          </table:table-cell>
        </table:table-row>
        <table:table-row table:style-name="ro1">
          <table:table-cell office:value-type="string" calcext:value-type="string">
            <text:p> Artur Alvim </text:p>
          </table:table-cell>
          <table:table-cell table:formula="of:=[.D5]/[.C5]" office:value-type="float" office:value="1.11771090876199" calcext:value-type="float">
            <text:p>1.1177109088</text:p>
          </table:table-cell>
          <table:table-cell office:value-type="float" office:value="99.498" calcext:value-type="float">
            <text:p>99.498</text:p>
          </table:table-cell>
          <table:table-cell office:value-type="float" office:value="111.21" calcext:value-type="float">
            <text:p>111.21</text:p>
          </table:table-cell>
        </table:table-row>
        <table:table-row table:style-name="ro1">
          <table:table-cell office:value-type="string" calcext:value-type="string">
            <text:p> Barra Funda </text:p>
          </table:table-cell>
          <table:table-cell table:formula="of:=[.D6]/[.C6]" office:value-type="float" office:value="0.867108079186731" calcext:value-type="float">
            <text:p>0.8671080792</text:p>
          </table:table-cell>
          <table:table-cell office:value-type="float" office:value="14.952" calcext:value-type="float">
            <text:p>14.952</text:p>
          </table:table-cell>
          <table:table-cell office:value-type="float" office:value="12.965" calcext:value-type="float">
            <text:p>12.965</text:p>
          </table:table-cell>
        </table:table-row>
        <table:table-row table:style-name="ro1">
          <table:table-cell office:value-type="string" calcext:value-type="string">
            <text:p> Bela Vista </text:p>
          </table:table-cell>
          <table:table-cell table:formula="of:=[.D7]/[.C7]" office:value-type="float" office:value="0.879924247698884" calcext:value-type="float">
            <text:p>0.8799242477</text:p>
          </table:table-cell>
          <table:table-cell office:value-type="float" office:value="71.813" calcext:value-type="float">
            <text:p>71.813</text:p>
          </table:table-cell>
          <table:table-cell office:value-type="float" office:value="63.19" calcext:value-type="float">
            <text:p>63.19</text:p>
          </table:table-cell>
        </table:table-row>
        <table:table-row table:style-name="ro1">
          <table:table-cell office:value-type="string" calcext:value-type="string">
            <text:p> Belém </text:p>
          </table:table-cell>
          <table:table-cell table:formula="of:=[.D8]/[.C8]" office:value-type="float" office:value="0.83341045812124" calcext:value-type="float">
            <text:p>0.8334104581</text:p>
          </table:table-cell>
          <table:table-cell office:value-type="float" office:value="47.542" calcext:value-type="float">
            <text:p>47.542</text:p>
          </table:table-cell>
          <table:table-cell office:value-type="float" office:value="39.622" calcext:value-type="float">
            <text:p>39.622</text:p>
          </table:table-cell>
        </table:table-row>
        <table:table-row table:style-name="ro1">
          <table:table-cell office:value-type="string" calcext:value-type="string">
            <text:p> Bom Retiro </text:p>
          </table:table-cell>
          <table:table-cell table:formula="of:=[.D9]/[.C9]" office:value-type="float" office:value="0.694682407020476" calcext:value-type="float">
            <text:p>0.694682407</text:p>
          </table:table-cell>
          <table:table-cell office:value-type="float" office:value="38.288" calcext:value-type="float">
            <text:p>38.288</text:p>
          </table:table-cell>
          <table:table-cell office:value-type="float" office:value="26.598" calcext:value-type="float">
            <text:p>26.598</text:p>
          </table:table-cell>
        </table:table-row>
        <table:table-row table:style-name="ro1">
          <table:table-cell office:value-type="string" calcext:value-type="string">
            <text:p> Brás </text:p>
          </table:table-cell>
          <table:table-cell table:formula="of:=[.D10]/[.C10]" office:value-type="float" office:value="0.803718612229251" calcext:value-type="float">
            <text:p>0.8037186122</text:p>
          </table:table-cell>
          <table:table-cell office:value-type="float" office:value="31.302" calcext:value-type="float">
            <text:p>31.302</text:p>
          </table:table-cell>
          <table:table-cell office:value-type="float" office:value="25.158" calcext:value-type="float">
            <text:p>25.158</text:p>
          </table:table-cell>
        </table:table-row>
        <table:table-row table:style-name="ro1">
          <table:table-cell office:value-type="string" calcext:value-type="string">
            <text:p> Brasilândia </text:p>
          </table:table-cell>
          <table:table-cell table:formula="of:=[.D11]/[.C11]" office:value-type="float" office:value="0.917150591463641" calcext:value-type="float">
            <text:p>0.9171505915</text:p>
          </table:table-cell>
          <table:table-cell office:value-type="float" office:value="269.67" calcext:value-type="float">
            <text:p>269.67</text:p>
          </table:table-cell>
          <table:table-cell office:value-type="float" office:value="247.328" calcext:value-type="float">
            <text:p>247.328</text:p>
          </table:table-cell>
        </table:table-row>
        <table:table-row table:style-name="ro1">
          <table:table-cell office:value-type="string" calcext:value-type="string">
            <text:p> Butantã </text:p>
          </table:table-cell>
          <table:table-cell table:formula="of:=[.D12]/[.C12]" office:value-type="float" office:value="0.977370609638375" calcext:value-type="float">
            <text:p>0.9773706096</text:p>
          </table:table-cell>
          <table:table-cell office:value-type="float" office:value="53.868" calcext:value-type="float">
            <text:p>53.868</text:p>
          </table:table-cell>
          <table:table-cell office:value-type="float" office:value="52.649" calcext:value-type="float">
            <text:p>52.649</text:p>
          </table:table-cell>
        </table:table-row>
        <table:table-row table:style-name="ro2">
          <table:table-cell office:value-type="string" calcext:value-type="string">
            <text:p> Cachoeirinha </text:p>
          </table:table-cell>
          <table:table-cell table:formula="of:=[.D13]/[.C13]" office:value-type="float" office:value="1.07121661721068" calcext:value-type="float">
            <text:p>1.0712166172</text:p>
          </table:table-cell>
          <table:table-cell office:value-type="float" office:value="137.833" calcext:value-type="float">
            <text:p>137.833</text:p>
          </table:table-cell>
          <table:table-cell office:value-type="float" office:value="147.649" calcext:value-type="float">
            <text:p>147.649</text:p>
          </table:table-cell>
        </table:table-row>
        <table:table-row table:style-name="ro1">
          <table:table-cell office:value-type="string" calcext:value-type="string">
            <text:p> Cambuci </text:p>
          </table:table-cell>
          <table:table-cell table:formula="of:=[.D14]/[.C14]" office:value-type="float" office:value="0.683998666158537" calcext:value-type="float">
            <text:p>0.6839986662</text:p>
          </table:table-cell>
          <table:table-cell office:value-type="float" office:value="41.984" calcext:value-type="float">
            <text:p>41.984</text:p>
          </table:table-cell>
          <table:table-cell office:value-type="float" office:value="28.717" calcext:value-type="float">
            <text:p>28.717</text:p>
          </table:table-cell>
        </table:table-row>
        <table:table-row table:style-name="ro1">
          <table:table-cell office:value-type="string" calcext:value-type="string">
            <text:p> Campo Belo </text:p>
          </table:table-cell>
          <table:table-cell table:formula="of:=[.D15]/[.C15]" office:value-type="float" office:value="1.04608381729713" calcext:value-type="float">
            <text:p>1.0460838173</text:p>
          </table:table-cell>
          <table:table-cell office:value-type="float" office:value="63.71" calcext:value-type="float">
            <text:p>63.71</text:p>
          </table:table-cell>
          <table:table-cell office:value-type="float" office:value="66.646" calcext:value-type="float">
            <text:p>66.646</text:p>
          </table:table-cell>
        </table:table-row>
        <table:table-row table:style-name="ro2">
          <table:table-cell office:value-type="string" calcext:value-type="string">
            <text:p> Campo Grande </text:p>
          </table:table-cell>
          <table:table-cell table:formula="of:=[.D16]/[.C16]" office:value-type="float" office:value="0.876101443022197" calcext:value-type="float">
            <text:p>0.876101443</text:p>
          </table:table-cell>
          <table:table-cell office:value-type="float" office:value="104.295" calcext:value-type="float">
            <text:p>104.295</text:p>
          </table:table-cell>
          <table:table-cell office:value-type="float" office:value="91.373" calcext:value-type="float">
            <text:p>91.373</text:p>
          </table:table-cell>
        </table:table-row>
        <table:table-row table:style-name="ro2">
          <table:table-cell office:value-type="string" calcext:value-type="string">
            <text:p> Campo Limpo </text:p>
          </table:table-cell>
          <table:table-cell table:formula="of:=[.D17]/[.C17]" office:value-type="float" office:value="0.874400788904208" calcext:value-type="float">
            <text:p>0.8744007889</text:p>
          </table:table-cell>
          <table:table-cell office:value-type="float" office:value="219.038" calcext:value-type="float">
            <text:p>219.038</text:p>
          </table:table-cell>
          <table:table-cell office:value-type="float" office:value="191.527" calcext:value-type="float">
            <text:p>191.527</text:p>
          </table:table-cell>
        </table:table-row>
        <table:table-row table:style-name="ro1">
          <table:table-cell office:value-type="string" calcext:value-type="string">
            <text:p> Cangaíba </text:p>
          </table:table-cell>
          <table:table-cell table:formula="of:=[.D18]/[.C18]" office:value-type="float" office:value="1.03356169019168" calcext:value-type="float">
            <text:p>1.0335616902</text:p>
          </table:table-cell>
          <table:table-cell office:value-type="float" office:value="132.979" calcext:value-type="float">
            <text:p>132.979</text:p>
          </table:table-cell>
          <table:table-cell office:value-type="float" office:value="137.442" calcext:value-type="float">
            <text:p>137.442</text:p>
          </table:table-cell>
        </table:table-row>
        <table:table-row table:style-name="ro2">
          <table:table-cell office:value-type="string" calcext:value-type="string">
            <text:p> Capão Redondo </text:p>
          </table:table-cell>
          <table:table-cell table:formula="of:=[.D19]/[.C19]" office:value-type="float" office:value="0.858833977715321" calcext:value-type="float">
            <text:p>0.8588339777</text:p>
          </table:table-cell>
          <table:table-cell office:value-type="float" office:value="280.372" calcext:value-type="float">
            <text:p>280.372</text:p>
          </table:table-cell>
          <table:table-cell office:value-type="float" office:value="240.793" calcext:value-type="float">
            <text:p>240.793</text:p>
          </table:table-cell>
        </table:table-row>
        <table:table-row table:style-name="ro1">
          <table:table-cell office:value-type="string" calcext:value-type="string">
            <text:p> Carrão </text:p>
          </table:table-cell>
          <table:table-cell table:formula="of:=[.D20]/[.C20]" office:value-type="float" office:value="0.925158877619854" calcext:value-type="float">
            <text:p>0.9251588776</text:p>
          </table:table-cell>
          <table:table-cell office:value-type="float" office:value="84.499" calcext:value-type="float">
            <text:p>84.499</text:p>
          </table:table-cell>
          <table:table-cell office:value-type="float" office:value="78.175" calcext:value-type="float">
            <text:p>78.175</text:p>
          </table:table-cell>
        </table:table-row>
        <table:table-row table:style-name="ro1">
          <table:table-cell office:value-type="string" calcext:value-type="string">
            <text:p> Casa Verde </text:p>
          </table:table-cell>
          <table:table-cell table:formula="of:=[.D21]/[.C21]" office:value-type="float" office:value="0.98583065153069" calcext:value-type="float">
            <text:p>0.9858306515</text:p>
          </table:table-cell>
          <table:table-cell office:value-type="float" office:value="84.831" calcext:value-type="float">
            <text:p>84.831</text:p>
          </table:table-cell>
          <table:table-cell office:value-type="float" office:value="83.629" calcext:value-type="float">
            <text:p>83.629</text:p>
          </table:table-cell>
        </table:table-row>
        <table:table-row table:style-name="ro2">
          <table:table-cell office:value-type="string" calcext:value-type="string">
            <text:p> Cidade Ademar </text:p>
          </table:table-cell>
          <table:table-cell table:formula="of:=[.D22]/[.C22]" office:value-type="float" office:value="0.884358784284655" calcext:value-type="float">
            <text:p>0.8843587843</text:p>
          </table:table-cell>
          <table:table-cell office:value-type="float" office:value="275.196" calcext:value-type="float">
            <text:p>275.196</text:p>
          </table:table-cell>
          <table:table-cell office:value-type="float" office:value="243.372" calcext:value-type="float">
            <text:p>243.372</text:p>
          </table:table-cell>
        </table:table-row>
        <table:table-row table:style-name="ro1">
          <table:table-cell office:value-type="string" calcext:value-type="string">
            <text:p> Cidade Dutra </text:p>
          </table:table-cell>
          <table:table-cell table:formula="of:=[.D23]/[.C23]" office:value-type="float" office:value="0.982570436996879" calcext:value-type="float">
            <text:p>0.982570437</text:p>
          </table:table-cell>
          <table:table-cell office:value-type="float" office:value="194.784" calcext:value-type="float">
            <text:p>194.784</text:p>
          </table:table-cell>
          <table:table-cell office:value-type="float" office:value="191.389" calcext:value-type="float">
            <text:p>191.389</text:p>
          </table:table-cell>
        </table:table-row>
        <table:table-row table:style-name="ro1">
          <table:table-cell office:value-type="string" calcext:value-type="string">
            <text:p> Cidade Líder </text:p>
          </table:table-cell>
          <table:table-cell table:formula="of:=[.D24]/[.C24]" office:value-type="float" office:value="0.900446211823457" calcext:value-type="float">
            <text:p>0.9004462118</text:p>
          </table:table-cell>
          <table:table-cell office:value-type="float" office:value="129.759" calcext:value-type="float">
            <text:p>129.759</text:p>
          </table:table-cell>
          <table:table-cell office:value-type="float" office:value="116.841" calcext:value-type="float">
            <text:p>116.841</text:p>
          </table:table-cell>
        </table:table-row>
        <table:table-row table:style-name="ro2">
          <table:table-cell office:value-type="string" calcext:value-type="string">
            <text:p> Cidade Tiradentes </text:p>
          </table:table-cell>
          <table:table-cell table:formula="of:=[.D25]/[.C25]" office:value-type="float" office:value="0.867135125301314" calcext:value-type="float">
            <text:p>0.8671351253</text:p>
          </table:table-cell>
          <table:table-cell office:value-type="float" office:value="219.87" calcext:value-type="float">
            <text:p>219.87</text:p>
          </table:table-cell>
          <table:table-cell office:value-type="float" office:value="190.657" calcext:value-type="float">
            <text:p>190.657</text:p>
          </table:table-cell>
        </table:table-row>
        <table:table-row table:style-name="ro1">
          <table:table-cell office:value-type="string" calcext:value-type="string">
            <text:p> Consolação </text:p>
          </table:table-cell>
          <table:table-cell table:formula="of:=[.D26]/[.C26]" office:value-type="float" office:value="0.943760710391027" calcext:value-type="float">
            <text:p>0.9437607104</text:p>
          </table:table-cell>
          <table:table-cell office:value-type="float" office:value="57.771" calcext:value-type="float">
            <text:p>57.771</text:p>
          </table:table-cell>
          <table:table-cell office:value-type="float" office:value="54.522" calcext:value-type="float">
            <text:p>54.522</text:p>
          </table:table-cell>
        </table:table-row>
        <table:table-row table:style-name="ro1">
          <table:table-cell office:value-type="string" calcext:value-type="string">
            <text:p> Cursino </text:p>
          </table:table-cell>
          <table:table-cell table:formula="of:=[.D27]/[.C27]" office:value-type="float" office:value="0.920674572755557" calcext:value-type="float">
            <text:p>0.9206745728</text:p>
          </table:table-cell>
          <table:table-cell office:value-type="float" office:value="110.885" calcext:value-type="float">
            <text:p>110.885</text:p>
          </table:table-cell>
          <table:table-cell office:value-type="float" office:value="102.089" calcext:value-type="float">
            <text:p>102.089</text:p>
          </table:table-cell>
        </table:table-row>
        <table:table-row table:style-name="ro2">
          <table:table-cell office:value-type="string" calcext:value-type="string">
            <text:p> Ermelino Matarazzo </text:p>
          </table:table-cell>
          <table:table-cell table:formula="of:=[.D28]/[.C28]" office:value-type="float" office:value="0.92778366361568" calcext:value-type="float">
            <text:p>0.9277836636</text:p>
          </table:table-cell>
          <table:table-cell office:value-type="float" office:value="115.154" calcext:value-type="float">
            <text:p>115.154</text:p>
          </table:table-cell>
          <table:table-cell office:value-type="float" office:value="106.838" calcext:value-type="float">
            <text:p>106.838</text:p>
          </table:table-cell>
        </table:table-row>
        <table:table-row table:style-name="ro2">
          <table:table-cell office:value-type="string" calcext:value-type="string">
            <text:p> Freguesia do Ó </text:p>
          </table:table-cell>
          <table:table-cell table:formula="of:=[.D29]/[.C29]" office:value-type="float" office:value="1.05376320630558" calcext:value-type="float">
            <text:p>1.0537632063</text:p>
          </table:table-cell>
          <table:table-cell office:value-type="float" office:value="137.529" calcext:value-type="float">
            <text:p>137.529</text:p>
          </table:table-cell>
          <table:table-cell office:value-type="float" office:value="144.923" calcext:value-type="float">
            <text:p>144.923</text:p>
          </table:table-cell>
        </table:table-row>
        <table:table-row table:style-name="ro1">
          <table:table-cell office:value-type="string" calcext:value-type="string">
            <text:p> Grajaú </text:p>
          </table:table-cell>
          <table:table-cell table:formula="of:=[.D30]/[.C30]" office:value-type="float" office:value="0.902402719365193" calcext:value-type="float">
            <text:p>0.9024027194</text:p>
          </table:table-cell>
          <table:table-cell office:value-type="float" office:value="369.498" calcext:value-type="float">
            <text:p>369.498</text:p>
          </table:table-cell>
          <table:table-cell office:value-type="float" office:value="333.436" calcext:value-type="float">
            <text:p>333.436</text:p>
          </table:table-cell>
        </table:table-row>
        <table:table-row table:style-name="ro1">
          <table:table-cell office:value-type="string" calcext:value-type="string">
            <text:p> Guaianases </text:p>
          </table:table-cell>
          <table:table-cell table:formula="of:=[.D31]/[.C31]" office:value-type="float" office:value="0.939239999618761" calcext:value-type="float">
            <text:p>0.9392399996</text:p>
          </table:table-cell>
          <table:table-cell office:value-type="float" office:value="104.921" calcext:value-type="float">
            <text:p>104.921</text:p>
          </table:table-cell>
          <table:table-cell office:value-type="float" office:value="98.546" calcext:value-type="float">
            <text:p>98.546</text:p>
          </table:table-cell>
        </table:table-row>
        <table:table-row table:style-name="ro1">
          <table:table-cell office:value-type="string" calcext:value-type="string">
            <text:p> Iguatemi </text:p>
          </table:table-cell>
          <table:table-cell table:formula="of:=[.D32]/[.C32]" office:value-type="float" office:value="0.712430790337596" calcext:value-type="float">
            <text:p>0.7124307903</text:p>
          </table:table-cell>
          <table:table-cell office:value-type="float" office:value="142.863" calcext:value-type="float">
            <text:p>142.863</text:p>
          </table:table-cell>
          <table:table-cell office:value-type="float" office:value="101.78" calcext:value-type="float">
            <text:p>101.78</text:p>
          </table:table-cell>
        </table:table-row>
        <table:table-row table:style-name="ro1">
          <table:table-cell office:value-type="string" calcext:value-type="string">
            <text:p> Ipiranga </text:p>
          </table:table-cell>
          <table:table-cell table:formula="of:=[.D33]/[.C33]" office:value-type="float" office:value="0.903857230364147" calcext:value-type="float">
            <text:p>0.9038572304</text:p>
          </table:table-cell>
          <table:table-cell office:value-type="float" office:value="109.379" calcext:value-type="float">
            <text:p>109.379</text:p>
          </table:table-cell>
          <table:table-cell office:value-type="float" office:value="98.863" calcext:value-type="float">
            <text:p>98.863</text:p>
          </table:table-cell>
        </table:table-row>
        <table:table-row table:style-name="ro1">
          <table:table-cell office:value-type="string" calcext:value-type="string">
            <text:p> Itaim Bibi </text:p>
          </table:table-cell>
          <table:table-cell table:formula="of:=[.D34]/[.C34]" office:value-type="float" office:value="0.834273892069605" calcext:value-type="float">
            <text:p>0.8342738921</text:p>
          </table:table-cell>
          <table:table-cell office:value-type="float" office:value="97.637" calcext:value-type="float">
            <text:p>97.637</text:p>
          </table:table-cell>
          <table:table-cell office:value-type="float" office:value="81.456" calcext:value-type="float">
            <text:p>81.456</text:p>
          </table:table-cell>
        </table:table-row>
        <table:table-row table:style-name="ro2">
          <table:table-cell office:value-type="string" calcext:value-type="string">
            <text:p> Itaim Paulista </text:p>
          </table:table-cell>
          <table:table-cell table:formula="of:=[.D35]/[.C35]" office:value-type="float" office:value="0.94208848146672" calcext:value-type="float">
            <text:p>0.9420884815</text:p>
          </table:table-cell>
          <table:table-cell office:value-type="float" office:value="225.81" calcext:value-type="float">
            <text:p>225.81</text:p>
          </table:table-cell>
          <table:table-cell office:value-type="float" office:value="212.733" calcext:value-type="float">
            <text:p>212.733</text:p>
          </table:table-cell>
        </table:table-row>
        <table:table-row table:style-name="ro1">
          <table:table-cell office:value-type="string" calcext:value-type="string">
            <text:p> Itaquera </text:p>
          </table:table-cell>
          <table:table-cell table:formula="of:=[.D36]/[.C36]" office:value-type="float" office:value="0.997001751452122" calcext:value-type="float">
            <text:p>0.9970017515</text:p>
          </table:table-cell>
          <table:table-cell office:value-type="float" office:value="202.118" calcext:value-type="float">
            <text:p>202.118</text:p>
          </table:table-cell>
          <table:table-cell office:value-type="float" office:value="201.512" calcext:value-type="float">
            <text:p>201.512</text:p>
          </table:table-cell>
        </table:table-row>
        <table:table-row table:style-name="ro1">
          <table:table-cell office:value-type="string" calcext:value-type="string">
            <text:p> Jabaquara </text:p>
          </table:table-cell>
          <table:table-cell table:formula="of:=[.D37]/[.C37]" office:value-type="float" office:value="0.953758770464417" calcext:value-type="float">
            <text:p>0.9537587705</text:p>
          </table:table-cell>
          <table:table-cell office:value-type="float" office:value="224.475" calcext:value-type="float">
            <text:p>224.475</text:p>
          </table:table-cell>
          <table:table-cell office:value-type="float" office:value="214.095" calcext:value-type="float">
            <text:p>214.095</text:p>
          </table:table-cell>
        </table:table-row>
        <table:table-row table:style-name="ro1">
          <table:table-cell office:value-type="string" calcext:value-type="string">
            <text:p> Jaçanã </text:p>
          </table:table-cell>
          <table:table-cell table:formula="of:=[.D38]/[.C38]" office:value-type="float" office:value="0.975674297009501" calcext:value-type="float">
            <text:p>0.975674297</text:p>
          </table:table-cell>
          <table:table-cell office:value-type="float" office:value="94.098" calcext:value-type="float">
            <text:p>94.098</text:p>
          </table:table-cell>
          <table:table-cell office:value-type="float" office:value="91.809" calcext:value-type="float">
            <text:p>91.809</text:p>
          </table:table-cell>
        </table:table-row>
        <table:table-row table:style-name="ro1">
          <table:table-cell office:value-type="string" calcext:value-type="string">
            <text:p> Jaguara </text:p>
          </table:table-cell>
          <table:table-cell table:formula="of:=[.D39]/[.C39]" office:value-type="float" office:value="1.07806800553436" calcext:value-type="float">
            <text:p>1.0780680055</text:p>
          </table:table-cell>
          <table:table-cell office:value-type="float" office:value="23.851" calcext:value-type="float">
            <text:p>23.851</text:p>
          </table:table-cell>
          <table:table-cell office:value-type="float" office:value="25.713" calcext:value-type="float">
            <text:p>25.713</text:p>
          </table:table-cell>
        </table:table-row>
        <table:table-row table:style-name="ro1">
          <table:table-cell office:value-type="string" calcext:value-type="string">
            <text:p> Jaguaré </text:p>
          </table:table-cell>
          <table:table-cell table:formula="of:=[.D40]/[.C40]" office:value-type="float" office:value="0.792163956437416" calcext:value-type="float">
            <text:p>0.7921639564</text:p>
          </table:table-cell>
          <table:table-cell office:value-type="float" office:value="53.624" calcext:value-type="float">
            <text:p>53.624</text:p>
          </table:table-cell>
          <table:table-cell office:value-type="float" office:value="42.479" calcext:value-type="float">
            <text:p>42.479</text:p>
          </table:table-cell>
        </table:table-row>
        <table:table-row table:style-name="ro1">
          <table:table-cell office:value-type="string" calcext:value-type="string">
            <text:p> Jaraguá </text:p>
          </table:table-cell>
          <table:table-cell table:formula="of:=[.D41]/[.C41]" office:value-type="float" office:value="0.701260249742855" calcext:value-type="float">
            <text:p>0.7012602497</text:p>
          </table:table-cell>
          <table:table-cell office:value-type="float" office:value="208.054" calcext:value-type="float">
            <text:p>208.054</text:p>
          </table:table-cell>
          <table:table-cell office:value-type="float" office:value="145.9" calcext:value-type="float">
            <text:p>145.9</text:p>
          </table:table-cell>
        </table:table-row>
        <table:table-row table:style-name="ro2">
          <table:table-cell office:value-type="string" calcext:value-type="string">
            <text:p> Jardim Ângela </text:p>
          </table:table-cell>
          <table:table-cell table:formula="of:=[.D42]/[.C42]" office:value-type="float" office:value="0.762765511784146" calcext:value-type="float">
            <text:p>0.7627655118</text:p>
          </table:table-cell>
          <table:table-cell office:value-type="float" office:value="322.255" calcext:value-type="float">
            <text:p>322.255</text:p>
          </table:table-cell>
          <table:table-cell office:value-type="float" office:value="245.805" calcext:value-type="float">
            <text:p>245.805</text:p>
          </table:table-cell>
        </table:table-row>
        <table:table-row table:style-name="ro2">
          <table:table-cell office:value-type="string" calcext:value-type="string">
            <text:p> Jardim Helena </text:p>
          </table:table-cell>
          <table:table-cell table:formula="of:=[.D43]/[.C43]" office:value-type="float" office:value="1.07344815878013" calcext:value-type="float">
            <text:p>1.0734481588</text:p>
          </table:table-cell>
          <table:table-cell office:value-type="float" office:value="129.588" calcext:value-type="float">
            <text:p>129.588</text:p>
          </table:table-cell>
          <table:table-cell office:value-type="float" office:value="139.106" calcext:value-type="float">
            <text:p>139.106</text:p>
          </table:table-cell>
        </table:table-row>
        <table:table-row table:style-name="ro2">
          <table:table-cell office:value-type="string" calcext:value-type="string">
            <text:p> Jardim Paulista </text:p>
          </table:table-cell>
          <table:table-cell table:formula="of:=[.D44]/[.C44]" office:value-type="float" office:value="0.932513764739975" calcext:value-type="float">
            <text:p>0.9325137647</text:p>
          </table:table-cell>
          <table:table-cell office:value-type="float" office:value="89.722" calcext:value-type="float">
            <text:p>89.722</text:p>
          </table:table-cell>
          <table:table-cell office:value-type="float" office:value="83.667" calcext:value-type="float">
            <text:p>83.667</text:p>
          </table:table-cell>
        </table:table-row>
        <table:table-row table:style-name="ro2">
          <table:table-cell office:value-type="string" calcext:value-type="string">
            <text:p> Jardim São Luís </text:p>
          </table:table-cell>
          <table:table-cell table:formula="of:=[.D45]/[.C45]" office:value-type="float" office:value="0.853896358923458" calcext:value-type="float">
            <text:p>0.8538963589</text:p>
          </table:table-cell>
          <table:table-cell office:value-type="float" office:value="280.082" calcext:value-type="float">
            <text:p>280.082</text:p>
          </table:table-cell>
          <table:table-cell office:value-type="float" office:value="239.161" calcext:value-type="float">
            <text:p>239.161</text:p>
          </table:table-cell>
        </table:table-row>
        <table:table-row table:style-name="ro2">
          <table:table-cell office:value-type="string" calcext:value-type="string">
            <text:p> José Bonifácio </text:p>
          </table:table-cell>
          <table:table-cell table:formula="of:=[.D46]/[.C46]" office:value-type="float" office:value="0.808294144732372" calcext:value-type="float">
            <text:p>0.8082941447</text:p>
          </table:table-cell>
          <table:table-cell office:value-type="float" office:value="132.479" calcext:value-type="float">
            <text:p>132.479</text:p>
          </table:table-cell>
          <table:table-cell office:value-type="float" office:value="107.082" calcext:value-type="float">
            <text:p>107.082</text:p>
          </table:table-cell>
        </table:table-row>
        <table:table-row table:style-name="ro1">
          <table:table-cell office:value-type="string" calcext:value-type="string">
            <text:p> Lajeado </text:p>
          </table:table-cell>
          <table:table-cell table:formula="of:=[.D47]/[.C47]" office:value-type="float" office:value="0.957453393533353" calcext:value-type="float">
            <text:p>0.9574533935</text:p>
          </table:table-cell>
          <table:table-cell office:value-type="float" office:value="164.784" calcext:value-type="float">
            <text:p>164.784</text:p>
          </table:table-cell>
          <table:table-cell office:value-type="float" office:value="157.773" calcext:value-type="float">
            <text:p>157.773</text:p>
          </table:table-cell>
        </table:table-row>
        <table:table-row table:style-name="ro1">
          <table:table-cell office:value-type="string" calcext:value-type="string">
            <text:p> Lapa </text:p>
          </table:table-cell>
          <table:table-cell table:formula="of:=[.D48]/[.C48]" office:value-type="float" office:value="0.888862632737154" calcext:value-type="float">
            <text:p>0.8888626327</text:p>
          </table:table-cell>
          <table:table-cell office:value-type="float" office:value="67.709" calcext:value-type="float">
            <text:p>67.709</text:p>
          </table:table-cell>
          <table:table-cell office:value-type="float" office:value="60.184" calcext:value-type="float">
            <text:p>60.184</text:p>
          </table:table-cell>
        </table:table-row>
        <table:table-row table:style-name="ro1">
          <table:table-cell office:value-type="string" calcext:value-type="string">
            <text:p> Liberdade </text:p>
          </table:table-cell>
          <table:table-cell table:formula="of:=[.D49]/[.C49]" office:value-type="float" office:value="0.858064068783802" calcext:value-type="float">
            <text:p>0.8580640688</text:p>
          </table:table-cell>
          <table:table-cell office:value-type="float" office:value="72.11" calcext:value-type="float">
            <text:p>72.11</text:p>
          </table:table-cell>
          <table:table-cell office:value-type="float" office:value="61.875" calcext:value-type="float">
            <text:p>61.875</text:p>
          </table:table-cell>
        </table:table-row>
        <table:table-row table:style-name="ro1">
          <table:table-cell office:value-type="string" calcext:value-type="string">
            <text:p> Limão </text:p>
          </table:table-cell>
          <table:table-cell table:formula="of:=[.D50]/[.C50]" office:value-type="float" office:value="1.06105478247375" calcext:value-type="float">
            <text:p>1.0610547825</text:p>
          </table:table-cell>
          <table:table-cell office:value-type="float" office:value="77.324" calcext:value-type="float">
            <text:p>77.324</text:p>
          </table:table-cell>
          <table:table-cell office:value-type="float" office:value="82.045" calcext:value-type="float">
            <text:p>82.045</text:p>
          </table:table-cell>
        </table:table-row>
        <table:table-row table:style-name="ro1">
          <table:table-cell office:value-type="string" calcext:value-type="string">
            <text:p> Mandaqui </text:p>
          </table:table-cell>
          <table:table-cell table:formula="of:=[.D51]/[.C51]" office:value-type="float" office:value="0.956565703418526" calcext:value-type="float">
            <text:p>0.9565657034</text:p>
          </table:table-cell>
          <table:table-cell office:value-type="float" office:value="107.795" calcext:value-type="float">
            <text:p>107.795</text:p>
          </table:table-cell>
          <table:table-cell office:value-type="float" office:value="103.113" calcext:value-type="float">
            <text:p>103.113</text:p>
          </table:table-cell>
        </table:table-row>
        <table:table-row table:style-name="ro1">
          <table:table-cell office:value-type="string" calcext:value-type="string">
            <text:p> Marsilac </text:p>
          </table:table-cell>
          <table:table-cell table:formula="of:=[.D52]/[.C52]" office:value-type="float" office:value="1.05286895514909" calcext:value-type="float">
            <text:p>1.0528689551</text:p>
          </table:table-cell>
          <table:table-cell office:value-type="float" office:value="7.982" calcext:value-type="float">
            <text:p>7.982</text:p>
          </table:table-cell>
          <table:table-cell office:value-type="float" office:value="8.404" calcext:value-type="float">
            <text:p>8.404</text:p>
          </table:table-cell>
        </table:table-row>
        <table:table-row table:style-name="ro1">
          <table:table-cell office:value-type="string" calcext:value-type="string">
            <text:p> Moema </text:p>
          </table:table-cell>
          <table:table-cell table:formula="of:=[.D53]/[.C53]" office:value-type="float" office:value="0.796691443581289" calcext:value-type="float">
            <text:p>0.7966914436</text:p>
          </table:table-cell>
          <table:table-cell office:value-type="float" office:value="89.465" calcext:value-type="float">
            <text:p>89.465</text:p>
          </table:table-cell>
          <table:table-cell office:value-type="float" office:value="71.276" calcext:value-type="float">
            <text:p>71.276</text:p>
          </table:table-cell>
        </table:table-row>
        <table:table-row table:style-name="ro1">
          <table:table-cell office:value-type="string" calcext:value-type="string">
            <text:p> Moóca </text:p>
          </table:table-cell>
          <table:table-cell table:formula="of:=[.D54]/[.C54]" office:value-type="float" office:value="0.768128960209755" calcext:value-type="float">
            <text:p>0.7681289602</text:p>
          </table:table-cell>
          <table:table-cell office:value-type="float" office:value="82.382" calcext:value-type="float">
            <text:p>82.382</text:p>
          </table:table-cell>
          <table:table-cell office:value-type="float" office:value="63.28" calcext:value-type="float">
            <text:p>63.28</text:p>
          </table:table-cell>
        </table:table-row>
        <table:table-row table:style-name="ro1">
          <table:table-cell office:value-type="string" calcext:value-type="string">
            <text:p> Morumbi </text:p>
          </table:table-cell>
          <table:table-cell table:formula="of:=[.D55]/[.C55]" office:value-type="float" office:value="0.627685830429733" calcext:value-type="float">
            <text:p>0.6276858304</text:p>
          </table:table-cell>
          <table:table-cell office:value-type="float" office:value="55.104" calcext:value-type="float">
            <text:p>55.104</text:p>
          </table:table-cell>
          <table:table-cell office:value-type="float" office:value="34.588" calcext:value-type="float">
            <text:p>34.588</text:p>
          </table:table-cell>
        </table:table-row>
        <table:table-row table:style-name="ro1">
          <table:table-cell office:value-type="string" calcext:value-type="string">
            <text:p> Parelheiros </text:p>
          </table:table-cell>
          <table:table-cell table:formula="of:=[.D56]/[.C56]" office:value-type="float" office:value="0.693441583837948" calcext:value-type="float">
            <text:p>0.6934415838</text:p>
          </table:table-cell>
          <table:table-cell office:value-type="float" office:value="148.298" calcext:value-type="float">
            <text:p>148.298</text:p>
          </table:table-cell>
          <table:table-cell office:value-type="float" office:value="102.836" calcext:value-type="float">
            <text:p>102.836</text:p>
          </table:table-cell>
        </table:table-row>
        <table:table-row table:style-name="ro1">
          <table:table-cell office:value-type="string" calcext:value-type="string">
            <text:p> Pari </text:p>
          </table:table-cell>
          <table:table-cell table:formula="of:=[.D57]/[.C57]" office:value-type="float" office:value="0.799654763189125" calcext:value-type="float">
            <text:p>0.7996547632</text:p>
          </table:table-cell>
          <table:table-cell office:value-type="float" office:value="18.538" calcext:value-type="float">
            <text:p>18.538</text:p>
          </table:table-cell>
          <table:table-cell office:value-type="float" office:value="14.824" calcext:value-type="float">
            <text:p>14.824</text:p>
          </table:table-cell>
        </table:table-row>
        <table:table-row table:style-name="ro2">
          <table:table-cell office:value-type="string" calcext:value-type="string">
            <text:p> Parque do Carmo </text:p>
          </table:table-cell>
          <table:table-cell table:formula="of:=[.D58]/[.C58]" office:value-type="float" office:value="0.925021657522379" calcext:value-type="float">
            <text:p>0.9250216575</text:p>
          </table:table-cell>
          <table:table-cell office:value-type="float" office:value="69.26" calcext:value-type="float">
            <text:p>69.26</text:p>
          </table:table-cell>
          <table:table-cell office:value-type="float" office:value="64.067" calcext:value-type="float">
            <text:p>64.067</text:p>
          </table:table-cell>
        </table:table-row>
        <table:table-row table:style-name="ro1">
          <table:table-cell office:value-type="string" calcext:value-type="string">
            <text:p> Pedreira </text:p>
          </table:table-cell>
          <table:table-cell table:formula="of:=[.D59]/[.C59]" office:value-type="float" office:value="0.838846647575787" calcext:value-type="float">
            <text:p>0.8388466476</text:p>
          </table:table-cell>
          <table:table-cell office:value-type="float" office:value="151.905" calcext:value-type="float">
            <text:p>151.905</text:p>
          </table:table-cell>
          <table:table-cell office:value-type="float" office:value="127.425" calcext:value-type="float">
            <text:p>127.425</text:p>
          </table:table-cell>
        </table:table-row>
        <table:table-row table:style-name="ro1">
          <table:table-cell office:value-type="string" calcext:value-type="string">
            <text:p> Penha </text:p>
          </table:table-cell>
          <table:table-cell table:formula="of:=[.D60]/[.C60]" office:value-type="float" office:value="0.978885274822206" calcext:value-type="float">
            <text:p>0.9788852748</text:p>
          </table:table-cell>
          <table:table-cell office:value-type="float" office:value="126.973" calcext:value-type="float">
            <text:p>126.973</text:p>
          </table:table-cell>
          <table:table-cell office:value-type="float" office:value="124.292" calcext:value-type="float">
            <text:p>124.292</text:p>
          </table:table-cell>
        </table:table-row>
        <table:table-row table:style-name="ro1">
          <table:table-cell office:value-type="string" calcext:value-type="string">
            <text:p> Perdizes </text:p>
          </table:table-cell>
          <table:table-cell table:formula="of:=[.D61]/[.C61]" office:value-type="float" office:value="0.898348781535817" calcext:value-type="float">
            <text:p>0.8983487815</text:p>
          </table:table-cell>
          <table:table-cell office:value-type="float" office:value="114.037" calcext:value-type="float">
            <text:p>114.037</text:p>
          </table:table-cell>
          <table:table-cell office:value-type="float" office:value="102.445" calcext:value-type="float">
            <text:p>102.445</text:p>
          </table:table-cell>
        </table:table-row>
        <table:table-row table:style-name="ro1">
          <table:table-cell office:value-type="string" calcext:value-type="string">
            <text:p> Perus </text:p>
          </table:table-cell>
          <table:table-cell table:formula="of:=[.D62]/[.C62]" office:value-type="float" office:value="0.836714644192983" calcext:value-type="float">
            <text:p>0.8367146442</text:p>
          </table:table-cell>
          <table:table-cell office:value-type="float" office:value="84.484" calcext:value-type="float">
            <text:p>84.484</text:p>
          </table:table-cell>
          <table:table-cell office:value-type="float" office:value="70.689" calcext:value-type="float">
            <text:p>70.689</text:p>
          </table:table-cell>
        </table:table-row>
        <table:table-row table:style-name="ro1">
          <table:table-cell office:value-type="string" calcext:value-type="string">
            <text:p> Pinheiros </text:p>
          </table:table-cell>
          <table:table-cell table:formula="of:=[.D63]/[.C63]" office:value-type="float" office:value="0.965057140231012" calcext:value-type="float">
            <text:p>0.9650571402</text:p>
          </table:table-cell>
          <table:table-cell office:value-type="float" office:value="65.278" calcext:value-type="float">
            <text:p>65.278</text:p>
          </table:table-cell>
          <table:table-cell office:value-type="float" office:value="62.997" calcext:value-type="float">
            <text:p>62.997</text:p>
          </table:table-cell>
        </table:table-row>
        <table:table-row table:style-name="ro1">
          <table:table-cell office:value-type="string" calcext:value-type="string">
            <text:p> Pirituba </text:p>
          </table:table-cell>
          <table:table-cell table:formula="of:=[.D64]/[.C64]" office:value-type="float" office:value="0.9645412056467" calcext:value-type="float">
            <text:p>0.9645412056</text:p>
          </table:table-cell>
          <table:table-cell office:value-type="float" office:value="167.744" calcext:value-type="float">
            <text:p>167.744</text:p>
          </table:table-cell>
          <table:table-cell office:value-type="float" office:value="161.796" calcext:value-type="float">
            <text:p>161.796</text:p>
          </table:table-cell>
        </table:table-row>
        <table:table-row table:style-name="ro1">
          <table:table-cell office:value-type="string" calcext:value-type="string">
            <text:p> Ponte Rasa </text:p>
          </table:table-cell>
          <table:table-cell table:formula="of:=[.D65]/[.C65]" office:value-type="float" office:value="1.09830853790957" calcext:value-type="float">
            <text:p>1.0983085379</text:p>
          </table:table-cell>
          <table:table-cell office:value-type="float" office:value="89.331" calcext:value-type="float">
            <text:p>89.331</text:p>
          </table:table-cell>
          <table:table-cell office:value-type="float" office:value="98.113" calcext:value-type="float">
            <text:p>98.113</text:p>
          </table:table-cell>
        </table:table-row>
        <table:table-row table:style-name="ro2">
          <table:table-cell office:value-type="string" calcext:value-type="string">
            <text:p> Raposo Tavares </text:p>
          </table:table-cell>
          <table:table-cell table:formula="of:=[.D66]/[.C66]" office:value-type="float" office:value="0.881181039979904" calcext:value-type="float">
            <text:p>0.88118104</text:p>
          </table:table-cell>
          <table:table-cell office:value-type="float" office:value="103.502" calcext:value-type="float">
            <text:p>103.502</text:p>
          </table:table-cell>
          <table:table-cell office:value-type="float" office:value="91.204" calcext:value-type="float">
            <text:p>91.204</text:p>
          </table:table-cell>
        </table:table-row>
        <table:table-row table:style-name="ro1">
          <table:table-cell office:value-type="string" calcext:value-type="string">
            <text:p> República </text:p>
          </table:table-cell>
          <table:table-cell table:formula="of:=[.D67]/[.C67]" office:value-type="float" office:value="0.770739113580566" calcext:value-type="float">
            <text:p>0.7707391136</text:p>
          </table:table-cell>
          <table:table-cell office:value-type="float" office:value="61.912" calcext:value-type="float">
            <text:p>61.912</text:p>
          </table:table-cell>
          <table:table-cell office:value-type="float" office:value="47.718" calcext:value-type="float">
            <text:p>47.718</text:p>
          </table:table-cell>
        </table:table-row>
        <table:table-row table:style-name="ro1">
          <table:table-cell office:value-type="string" calcext:value-type="string">
            <text:p> Rio Pequeno </text:p>
          </table:table-cell>
          <table:table-cell table:formula="of:=[.D68]/[.C68]" office:value-type="float" office:value="0.93262121338563" calcext:value-type="float">
            <text:p>0.9326212134</text:p>
          </table:table-cell>
          <table:table-cell office:value-type="float" office:value="119.83" calcext:value-type="float">
            <text:p>119.83</text:p>
          </table:table-cell>
          <table:table-cell office:value-type="float" office:value="111.756" calcext:value-type="float">
            <text:p>111.756</text:p>
          </table:table-cell>
        </table:table-row>
        <table:table-row table:style-name="ro1">
          <table:table-cell office:value-type="string" calcext:value-type="string">
            <text:p> Sacomã </text:p>
          </table:table-cell>
          <table:table-cell table:formula="of:=[.D69]/[.C69]" office:value-type="float" office:value="0.897501120485622" calcext:value-type="float">
            <text:p>0.8975011205</text:p>
          </table:table-cell>
          <table:table-cell office:value-type="float" office:value="254.354" calcext:value-type="float">
            <text:p>254.354</text:p>
          </table:table-cell>
          <table:table-cell office:value-type="float" office:value="228.283" calcext:value-type="float">
            <text:p>228.283</text:p>
          </table:table-cell>
        </table:table-row>
        <table:table-row table:style-name="ro1">
          <table:table-cell office:value-type="string" calcext:value-type="string">
            <text:p> Santa Cecília </text:p>
          </table:table-cell>
          <table:table-cell table:formula="of:=[.D70]/[.C70]" office:value-type="float" office:value="0.789666955113271" calcext:value-type="float">
            <text:p>0.7896669551</text:p>
          </table:table-cell>
          <table:table-cell office:value-type="float" office:value="90.138" calcext:value-type="float">
            <text:p>90.138</text:p>
          </table:table-cell>
          <table:table-cell office:value-type="float" office:value="71.179" calcext:value-type="float">
            <text:p>71.179</text:p>
          </table:table-cell>
        </table:table-row>
        <table:table-row table:style-name="ro1">
          <table:table-cell office:value-type="string" calcext:value-type="string">
            <text:p> Santana </text:p>
          </table:table-cell>
          <table:table-cell table:formula="of:=[.D71]/[.C71]" office:value-type="float" office:value="1.10566697119947" calcext:value-type="float">
            <text:p>1.1056669712</text:p>
          </table:table-cell>
          <table:table-cell office:value-type="float" office:value="112.741" calcext:value-type="float">
            <text:p>112.741</text:p>
          </table:table-cell>
          <table:table-cell office:value-type="float" office:value="124.654" calcext:value-type="float">
            <text:p>124.654</text:p>
          </table:table-cell>
        </table:table-row>
        <table:table-row table:style-name="ro1">
          <table:table-cell office:value-type="string" calcext:value-type="string">
            <text:p> Santo Amaro </text:p>
          </table:table-cell>
          <table:table-cell table:formula="of:=[.D72]/[.C72]" office:value-type="float" office:value="0.78337215320911" calcext:value-type="float">
            <text:p>0.7833721532</text:p>
          </table:table-cell>
          <table:table-cell office:value-type="float" office:value="77.28" calcext:value-type="float">
            <text:p>77.28</text:p>
          </table:table-cell>
          <table:table-cell office:value-type="float" office:value="60.539" calcext:value-type="float">
            <text:p>60.539</text:p>
          </table:table-cell>
        </table:table-row>
        <table:table-row table:style-name="ro2">
          <table:table-cell office:value-type="string" calcext:value-type="string">
            <text:p> São Domingos </text:p>
          </table:table-cell>
          <table:table-cell table:formula="of:=[.D73]/[.C73]" office:value-type="float" office:value="0.985215933013785" calcext:value-type="float">
            <text:p>0.985215933</text:p>
          </table:table-cell>
          <table:table-cell office:value-type="float" office:value="84.077" calcext:value-type="float">
            <text:p>84.077</text:p>
          </table:table-cell>
          <table:table-cell office:value-type="float" office:value="82.834" calcext:value-type="float">
            <text:p>82.834</text:p>
          </table:table-cell>
        </table:table-row>
        <table:table-row table:style-name="ro1">
          <table:table-cell office:value-type="string" calcext:value-type="string">
            <text:p> São Lucas </text:p>
          </table:table-cell>
          <table:table-cell table:formula="of:=[.D74]/[.C74]" office:value-type="float" office:value="0.989264794632397" calcext:value-type="float">
            <text:p>0.9892647946</text:p>
          </table:table-cell>
          <table:table-cell office:value-type="float" office:value="140.845" calcext:value-type="float">
            <text:p>140.845</text:p>
          </table:table-cell>
          <table:table-cell office:value-type="float" office:value="139.333" calcext:value-type="float">
            <text:p>139.333</text:p>
          </table:table-cell>
        </table:table-row>
        <table:table-row table:style-name="ro1">
          <table:table-cell office:value-type="string" calcext:value-type="string">
            <text:p> São Mateus </text:p>
          </table:table-cell>
          <table:table-cell table:formula="of:=[.D75]/[.C75]" office:value-type="float" office:value="1.02066374452098" calcext:value-type="float">
            <text:p>1.0206637445</text:p>
          </table:table-cell>
          <table:table-cell office:value-type="float" office:value="151.715" calcext:value-type="float">
            <text:p>151.715</text:p>
          </table:table-cell>
          <table:table-cell office:value-type="float" office:value="154.85" calcext:value-type="float">
            <text:p>154.85</text:p>
          </table:table-cell>
        </table:table-row>
        <table:table-row table:style-name="ro1">
          <table:table-cell office:value-type="string" calcext:value-type="string">
            <text:p> São Miguel  </text:p>
          </table:table-cell>
          <table:table-cell table:formula="of:=[.D76]/[.C76]" office:value-type="float" office:value="1.11947436796542" calcext:value-type="float">
            <text:p>1.119474368</text:p>
          </table:table-cell>
          <table:table-cell office:value-type="float" office:value="86.981" calcext:value-type="float">
            <text:p>86.981</text:p>
          </table:table-cell>
          <table:table-cell office:value-type="float" office:value="97.373" calcext:value-type="float">
            <text:p>97.373</text:p>
          </table:table-cell>
        </table:table-row>
        <table:table-row table:style-name="ro1">
          <table:table-cell office:value-type="string" calcext:value-type="string">
            <text:p> São Rafael </text:p>
          </table:table-cell>
          <table:table-cell table:formula="of:=[.D77]/[.C77]" office:value-type="float" office:value="0.817306875575796" calcext:value-type="float">
            <text:p>0.8173068756</text:p>
          </table:table-cell>
          <table:table-cell office:value-type="float" office:value="153.049" calcext:value-type="float">
            <text:p>153.049</text:p>
          </table:table-cell>
          <table:table-cell office:value-type="float" office:value="125.088" calcext:value-type="float">
            <text:p>125.088</text:p>
          </table:table-cell>
        </table:table-row>
        <table:table-row table:style-name="ro1">
          <table:table-cell office:value-type="string" calcext:value-type="string">
            <text:p> Sapopemba </text:p>
          </table:table-cell>
          <table:table-cell table:formula="of:=[.D78]/[.C78]" office:value-type="float" office:value="1.01059872027614" calcext:value-type="float">
            <text:p>1.0105987203</text:p>
          </table:table-cell>
          <table:table-cell office:value-type="float" office:value="279.279" calcext:value-type="float">
            <text:p>279.279</text:p>
          </table:table-cell>
          <table:table-cell office:value-type="float" office:value="282.239" calcext:value-type="float">
            <text:p>282.239</text:p>
          </table:table-cell>
        </table:table-row>
        <table:table-row table:style-name="ro1">
          <table:table-cell office:value-type="string" calcext:value-type="string">
            <text:p> Saúde </text:p>
          </table:table-cell>
          <table:table-cell table:formula="of:=[.D79]/[.C79]" office:value-type="float" office:value="0.869319060275203" calcext:value-type="float">
            <text:p>0.8693190603</text:p>
          </table:table-cell>
          <table:table-cell office:value-type="float" office:value="135.827" calcext:value-type="float">
            <text:p>135.827</text:p>
          </table:table-cell>
          <table:table-cell office:value-type="float" office:value="118.077" calcext:value-type="float">
            <text:p>118.077</text:p>
          </table:table-cell>
        </table:table-row>
        <table:table-row table:style-name="ro1">
          <table:table-cell office:value-type="string" calcext:value-type="string">
            <text:p> Sé </text:p>
          </table:table-cell>
          <table:table-cell table:formula="of:=[.D80]/[.C80]" office:value-type="float" office:value="0.790062843676355" calcext:value-type="float">
            <text:p>0.7900628437</text:p>
          </table:table-cell>
          <table:table-cell office:value-type="float" office:value="25.46" calcext:value-type="float">
            <text:p>25.46</text:p>
          </table:table-cell>
          <table:table-cell office:value-type="float" office:value="20.115" calcext:value-type="float">
            <text:p>20.115</text:p>
          </table:table-cell>
        </table:table-row>
        <table:table-row table:style-name="ro1">
          <table:table-cell office:value-type="string" calcext:value-type="string">
            <text:p> Socorro </text:p>
          </table:table-cell>
          <table:table-cell table:formula="of:=[.D81]/[.C81]" office:value-type="float" office:value="1.08128215056143" calcext:value-type="float">
            <text:p>1.0812821506</text:p>
          </table:table-cell>
          <table:table-cell office:value-type="float" office:value="36.158" calcext:value-type="float">
            <text:p>36.158</text:p>
          </table:table-cell>
          <table:table-cell office:value-type="float" office:value="39.097" calcext:value-type="float">
            <text:p>39.097</text:p>
          </table:table-cell>
        </table:table-row>
        <table:table-row table:style-name="ro1">
          <table:table-cell office:value-type="string" calcext:value-type="string">
            <text:p> Tatuapé </text:p>
          </table:table-cell>
          <table:table-cell table:formula="of:=[.D82]/[.C82]" office:value-type="float" office:value="0.813113309978899" calcext:value-type="float">
            <text:p>0.81311331</text:p>
          </table:table-cell>
          <table:table-cell office:value-type="float" office:value="97.626" calcext:value-type="float">
            <text:p>97.626</text:p>
          </table:table-cell>
          <table:table-cell office:value-type="float" office:value="79.381" calcext:value-type="float">
            <text:p>79.381</text:p>
          </table:table-cell>
        </table:table-row>
        <table:table-row table:style-name="ro1">
          <table:table-cell office:value-type="string" calcext:value-type="string">
            <text:p> Tremembé </text:p>
          </table:table-cell>
          <table:table-cell table:formula="of:=[.D83]/[.C83]" office:value-type="float" office:value="0.760399597060585" calcext:value-type="float">
            <text:p>0.7603995971</text:p>
          </table:table-cell>
          <table:table-cell office:value-type="float" office:value="215.417" calcext:value-type="float">
            <text:p>215.417</text:p>
          </table:table-cell>
          <table:table-cell office:value-type="float" office:value="163.803" calcext:value-type="float">
            <text:p>163.803</text:p>
          </table:table-cell>
        </table:table-row>
        <table:table-row table:style-name="ro1">
          <table:table-cell office:value-type="string" calcext:value-type="string">
            <text:p> Tucuruvi </text:p>
          </table:table-cell>
          <table:table-cell table:formula="of:=[.D84]/[.C84]" office:value-type="float" office:value="1.03924029451138" calcext:value-type="float">
            <text:p>1.0392402945</text:p>
          </table:table-cell>
          <table:table-cell office:value-type="float" office:value="95.616" calcext:value-type="float">
            <text:p>95.616</text:p>
          </table:table-cell>
          <table:table-cell office:value-type="float" office:value="99.368" calcext:value-type="float">
            <text:p>99.368</text:p>
          </table:table-cell>
        </table:table-row>
        <table:table-row table:style-name="ro1">
          <table:table-cell office:value-type="string" calcext:value-type="string">
            <text:p> Vila Andrade </text:p>
          </table:table-cell>
          <table:table-cell table:formula="of:=[.D85]/[.C85]" office:value-type="float" office:value="0.428037567853448" calcext:value-type="float">
            <text:p>0.4280375679</text:p>
          </table:table-cell>
          <table:table-cell office:value-type="float" office:value="172.062" calcext:value-type="float">
            <text:p>172.062</text:p>
          </table:table-cell>
          <table:table-cell office:value-type="float" office:value="73.649" calcext:value-type="float">
            <text:p>73.649</text:p>
          </table:table-cell>
        </table:table-row>
        <table:table-row table:style-name="ro1">
          <table:table-cell office:value-type="string" calcext:value-type="string">
            <text:p> Vila Curuçá </text:p>
          </table:table-cell>
          <table:table-cell table:formula="of:=[.D86]/[.C86]" office:value-type="float" office:value="0.995616032407376" calcext:value-type="float">
            <text:p>0.9956160324</text:p>
          </table:table-cell>
          <table:table-cell office:value-type="float" office:value="147.127" calcext:value-type="float">
            <text:p>147.127</text:p>
          </table:table-cell>
          <table:table-cell office:value-type="float" office:value="146.482" calcext:value-type="float">
            <text:p>146.482</text:p>
          </table:table-cell>
        </table:table-row>
        <table:table-row table:style-name="ro1">
          <table:table-cell office:value-type="string" calcext:value-type="string">
            <text:p> Vila Formosa </text:p>
          </table:table-cell>
          <table:table-cell table:formula="of:=[.D87]/[.C87]" office:value-type="float" office:value="1.00737417214989" calcext:value-type="float">
            <text:p>1.0073741721</text:p>
          </table:table-cell>
          <table:table-cell office:value-type="float" office:value="93.163" calcext:value-type="float">
            <text:p>93.163</text:p>
          </table:table-cell>
          <table:table-cell office:value-type="float" office:value="93.85" calcext:value-type="float">
            <text:p>93.85</text:p>
          </table:table-cell>
        </table:table-row>
        <table:table-row table:style-name="ro2">
          <table:table-cell office:value-type="string" calcext:value-type="string">
            <text:p> Vila Guilherme </text:p>
          </table:table-cell>
          <table:table-cell table:formula="of:=[.D88]/[.C88]" office:value-type="float" office:value="0.895850882695582" calcext:value-type="float">
            <text:p>0.8958508827</text:p>
          </table:table-cell>
          <table:table-cell office:value-type="float" office:value="55.795" calcext:value-type="float">
            <text:p>55.795</text:p>
          </table:table-cell>
          <table:table-cell office:value-type="float" office:value="49.984" calcext:value-type="float">
            <text:p>49.984</text:p>
          </table:table-cell>
        </table:table-row>
        <table:table-row table:style-name="ro1">
          <table:table-cell office:value-type="string" calcext:value-type="string">
            <text:p> Vila Jacuí </text:p>
          </table:table-cell>
          <table:table-cell table:formula="of:=[.D89]/[.C89]" office:value-type="float" office:value="1.01897857373578" calcext:value-type="float">
            <text:p>1.0189785737</text:p>
          </table:table-cell>
          <table:table-cell office:value-type="float" office:value="139.315" calcext:value-type="float">
            <text:p>139.315</text:p>
          </table:table-cell>
          <table:table-cell office:value-type="float" office:value="141.959" calcext:value-type="float">
            <text:p>141.959</text:p>
          </table:table-cell>
        </table:table-row>
        <table:table-row table:style-name="ro2">
          <table:table-cell office:value-type="string" calcext:value-type="string">
            <text:p> Vila Leopoldina </text:p>
          </table:table-cell>
          <table:table-cell table:formula="of:=[.D90]/[.C90]" office:value-type="float" office:value="0.552994443301091" calcext:value-type="float">
            <text:p>0.5529944433</text:p>
          </table:table-cell>
          <table:table-cell office:value-type="float" office:value="48.59" calcext:value-type="float">
            <text:p>48.59</text:p>
          </table:table-cell>
          <table:table-cell office:value-type="float" office:value="26.87" calcext:value-type="float">
            <text:p>26.87</text:p>
          </table:table-cell>
        </table:table-row>
        <table:table-row table:style-name="ro1">
          <table:table-cell office:value-type="string" calcext:value-type="string">
            <text:p> Vila Maria </text:p>
          </table:table-cell>
          <table:table-cell table:formula="of:=[.D91]/[.C91]" office:value-type="float" office:value="1.02924690353494" calcext:value-type="float">
            <text:p>1.0292469035</text:p>
          </table:table-cell>
          <table:table-cell office:value-type="float" office:value="110.61" calcext:value-type="float">
            <text:p>110.61</text:p>
          </table:table-cell>
          <table:table-cell office:value-type="float" office:value="113.845" calcext:value-type="float">
            <text:p>113.845</text:p>
          </table:table-cell>
        </table:table-row>
        <table:table-row table:style-name="ro1">
          <table:table-cell office:value-type="string" calcext:value-type="string">
            <text:p> Vila Mariana </text:p>
          </table:table-cell>
          <table:table-cell table:formula="of:=[.D92]/[.C92]" office:value-type="float" office:value="0.939697614344325" calcext:value-type="float">
            <text:p>0.9396976143</text:p>
          </table:table-cell>
          <table:table-cell office:value-type="float" office:value="131.62" calcext:value-type="float">
            <text:p>131.62</text:p>
          </table:table-cell>
          <table:table-cell office:value-type="float" office:value="123.683" calcext:value-type="float">
            <text:p>123.683</text:p>
          </table:table-cell>
        </table:table-row>
        <table:table-row table:style-name="ro1">
          <table:table-cell office:value-type="string" calcext:value-type="string">
            <text:p> Vila Matilde </text:p>
          </table:table-cell>
          <table:table-cell table:formula="of:=[.D93]/[.C93]" office:value-type="float" office:value="0.992498529596097" calcext:value-type="float">
            <text:p>0.9924985296</text:p>
          </table:table-cell>
          <table:table-cell office:value-type="float" office:value="103.713" calcext:value-type="float">
            <text:p>103.713</text:p>
          </table:table-cell>
          <table:table-cell office:value-type="float" office:value="102.935" calcext:value-type="float">
            <text:p>102.935</text:p>
          </table:table-cell>
        </table:table-row>
        <table:table-row table:style-name="ro2">
          <table:table-cell office:value-type="string" calcext:value-type="string">
            <text:p> Vila Medeiros </text:p>
          </table:table-cell>
          <table:table-cell table:formula="of:=[.D94]/[.C94]" office:value-type="float" office:value="1.16119652047484" calcext:value-type="float">
            <text:p>1.1611965205</text:p>
          </table:table-cell>
          <table:table-cell office:value-type="float" office:value="121.051" calcext:value-type="float">
            <text:p>121.051</text:p>
          </table:table-cell>
          <table:table-cell office:value-type="float" office:value="140.564" calcext:value-type="float">
            <text:p>140.564</text:p>
          </table:table-cell>
        </table:table-row>
        <table:table-row table:style-name="ro2">
          <table:table-cell office:value-type="string" calcext:value-type="string">
            <text:p> Vila Prudente </text:p>
          </table:table-cell>
          <table:table-cell table:formula="of:=[.D95]/[.C95]" office:value-type="float" office:value="0.990339476236663" calcext:value-type="float">
            <text:p>0.9903394762</text:p>
          </table:table-cell>
          <table:table-cell office:value-type="float" office:value="103.1" calcext:value-type="float">
            <text:p>103.1</text:p>
          </table:table-cell>
          <table:table-cell office:value-type="float" office:value="102.104" calcext:value-type="float">
            <text:p>102.104</text:p>
          </table:table-cell>
        </table:table-row>
        <table:table-row table:style-name="ro1">
          <table:table-cell office:value-type="string" calcext:value-type="string">
            <text:p> Vila Sônia </text:p>
          </table:table-cell>
          <table:table-cell table:formula="of:=[.D96]/[.C96]" office:value-type="float" office:value="0.724643810850708" calcext:value-type="float">
            <text:p>0.7246438109</text:p>
          </table:table-cell>
          <table:table-cell office:value-type="float" office:value="120.582" calcext:value-type="float">
            <text:p>120.582</text:p>
          </table:table-cell>
          <table:table-cell office:value-type="float" office:value="87.379" calcext:value-type="float">
            <text:p>87.37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4T13:15:07.469861958</meta:creation-date>
    <dc:date>2017-11-14T13:19:09.830505219</dc:date>
    <meta:editing-duration>PT4M2S</meta:editing-duration>
    <meta:editing-cycles>1</meta:editing-cycles>
    <meta:document-statistic meta:table-count="1" meta:cell-count="384" meta:object-count="0"/>
    <meta:generator>LibreOffice/5.1.6.2$Linux_X86_64 LibreOffice_project/10m0$Build-2</meta:generator>
  </office:meta>
</office:document-meta>
</file>